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 </text:span><text:span text:style-name="T1">Int</text:span><text:span text:style-name="T1">ro</text:span><text:span text:style-name="T1">du</text:span><text:span text:style-name="T1">cti</text:span><text:span text:style-name="T1">on </text:span><text:span text:style-name="T1">to </text:span><text:span text:style-name="T1">Da</text:span><text:span text:style-name="T1">ta </text:span><text:span text:style-name="T1">W</text:span><text:span text:style-name="T1">ar</text:span><text:span text:style-name="T1">eh</text:span><text:span text:style-name="T1">ou</text:span><text:span text:style-name="T1">sin</text:span><text:span text:style-name="T1">g</text:span></text:p>
          </draw:text-box>
        </draw:frame>
        <draw:frame draw:name="Untertitel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Inm</text:span><text:span text:style-name="T2">an, </text:span><text:span text:style-name="T2">Kim</text:span><text:span text:style-name="T2">ball</text:span><text:span text:style-name="T2">, </text:span><text:span text:style-name="T2">Lins</text:span><text:span text:style-name="T2">tedt </text:span><text:span text:style-name="T2">Met</text:span><text:span text:style-name="T2">hod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pics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</text:span><text:span text:style-name="T1">pic</text:span><text:span text:style-name="T1">s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What is a Data Warehouse</text:span></text:p>
              </text:list-item>
              <text:list-item>
                <text:p text:style-name="P6"><text:span text:style-name="T3">Relational, Dimensional, Multidimensional</text:span></text:p>
              </text:list-item>
              <text:list-item>
                <text:p text:style-name="P6"><text:span text:style-name="T3">More on dimensional modelling</text:span></text:p>
              </text:list-item>
              <text:list-item>
                <text:p text:style-name="P6"><text:span text:style-name="T3">Kimball: federated data marts, dimensional</text:span></text:p>
              </text:list-item>
              <text:list-item>
                <text:p text:style-name="P6"><text:span text:style-name="T3">Inman: dependent data marts, normal-form</text:span></text:p>
              </text:list-item>
              <text:list-item>
                <text:p text:style-name="P6"><text:span text:style-name="T3">Linstedt: dependent data marts, graph-lik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Presentation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b</text:span><text:span text:style-name="T1">ou</text:span><text:span text:style-name="T1">t </text:span><text:span text:style-name="T1">Pr</text:span><text:span text:style-name="T1">es</text:span><text:span text:style-name="T1">en</text:span><text:span text:style-name="T1">ta</text:span><text:span text:style-name="T1">tio</text:span><text:span text:style-name="T1">n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formal!</text:span></text:p>
              </text:list-item>
              <text:list-item>
                <text:p text:style-name="P6"><text:span text:style-name="T3">Questions welcome</text:span></text:p>
              </text:list-item>
              <text:list-item>
                <text:p text:style-name="P6"><text:span text:style-name="T3">Stay only as long as you wish</text:span></text:p>
              </text:list-item>
              <text:list-item>
                <text:p text:style-name="P6"><text:span text:style-name="T3">Help yourself to coff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tional vs Analytic&#10;(or OLTP vs OLAP)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p</text:span><text:span text:style-name="T1">er</text:span><text:span text:style-name="T1">ati</text:span><text:span text:style-name="T1">on</text:span><text:span text:style-name="T1">al </text:span><text:span text:style-name="T1">vs </text:span><text:span text:style-name="T1">An</text:span><text:span text:style-name="T1">aly</text:span><text:span text:style-name="T1">tic</text:span><text:span text:style-name="T1"><text:line-break/></text:span><text:span text:style-name="T3">(or </text:span><text:span text:style-name="T3">OLT</text:span><text:span text:style-name="T3">P vs </text:span><text:span text:style-name="T3">OLA</text:span><text:span text:style-name="T3">P)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n the beginning was the operational DB...</text:span></text:p>
              </text:list-item>
              <text:list-item>
                <text:p text:style-name="P6"><text:span text:style-name="T3">for balanced reads/writes</text:span></text:p>
              </text:list-item>
              <text:list-item>
                <text:p text:style-name="P6"><text:span text:style-name="T3">with 3</text:span><text:span text:style-name="T4">rd</text:span><text:span text:style-name="T3">/4</text:span><text:span text:style-name="T4">th</text:span><text:span text:style-name="T3"> normal form for data safety</text:span></text:p>
              </text:list-item>
              <text:list-item>
                <text:p text:style-name="P6"><text:span text:style-name="T3">and ACID etc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Then came reporting..</text:span></text:p>
              </text:list-item>
              <text:list-item>
                <text:p text:style-name="P6"><text:span text:style-name="T3">with conflicting requirements</text:span></text:p>
              </text:list-item>
              <text:list-item>
                <text:p text:style-name="P6"><text:span text:style-name="T3">and the data warehouse was invented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Big Three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</text:span><text:span text:style-name="T1">e </text:span><text:span text:style-name="T1">Bi</text:span><text:span text:style-name="T1">g </text:span><text:span text:style-name="T1">Th</text:span><text:span text:style-name="T1">re</text:span><text:span text:style-name="T1">e</text:span></text:p>
          </draw:text-box>
        </draw:frame>
        <draw:frame draw:name="Inhaltsplatzhalter 2" presentation:style-name="pr5" draw:text-style-name="P7" draw:layer="layout" svg:width="22.859cm" svg:height="9.566cm" svg:x="1.27cm" svg:y="6.775cm" presentation:class="outline" presentation:user-transformed="true">
          <draw:text-box>
            <text:list text:style-name="L3">
              <text:list-item>
                <text:p text:style-name="P8"><text:span text:style-name="T5">Bill Inma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inventor of basic data warehousing</text:span></text:p>
                  </text:list-item>
                  <text:list-item>
                    <text:p text:style-name="P8"><text:span text:style-name="T5">books: "Building the Data Warehouse", CIF, DW2.0</text:span></text:p>
                  </text:list-item>
                </text:list>
              </text:list-item>
              <text:list-item>
                <text:p text:style-name="P8"><text:span text:style-name="T5">Ralph Kimball</text:span></text:p>
                <text:list>
                  <text:list-item>
                    <text:p text:style-name="P8"><text:span text:style-name="T5">popularized dimensional modelling, founded Kimball Group</text:span></text:p>
                  </text:list-item>
                  <text:list-item>
                    <text:p text:style-name="P8"><text:span text:style-name="T5">books: "Data Warehouse Toolkit", "ETL Toolkit", "Lifecycle Toolkit"</text:span></text:p>
                  </text:list-item>
                </text:list>
              </text:list-item>
              <text:list-item>
                <text:p text:style-name="P8"><text:span text:style-name="T5">Dan Linstedt</text:span></text:p>
                <text:list>
                  <text:list-item>
                    <text:p text:style-name="P8"><text:span text:style-name="T5">created Data Vault</text:span></text:p>
                  </text:list-item>
                  <text:list-item>
                    <text:p text:style-name="P8"><text:span text:style-name="T5">books: "Building a scalable data warehouse with Data Vault 2.0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WH Methodologies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</text:span><text:span text:style-name="T1">W</text:span><text:span text:style-name="T1">H </text:span><text:span text:style-name="T1">M</text:span><text:span text:style-name="T1">et</text:span><text:span text:style-name="T1">ho</text:span><text:span text:style-name="T1">do</text:span><text:span text:style-name="T1">log</text:span><text:span text:style-name="T1">ies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Project Management</text:span></text:p>
              </text:list-item>
              <text:list-item>
                <text:p text:style-name="P6"><text:span text:style-name="T3">Data Modelling (structure and semantics)</text:span></text:p>
              </text:list-item>
              <text:list-item>
                <text:p text:style-name="P6"><text:span text:style-name="T3">Architecture (eg storage and ETL components)</text:span></text:p>
              </text:list-item>
              <text:list-item>
                <text:p text:style-name="P6"><text:span text:style-name="T3">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ity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</text:span><text:span text:style-name="T1">m</text:span><text:span text:style-name="T1">ple</text:span><text:span text:style-name="T1">xit</text:span><text:span text:style-name="T1">y</text:span></text:p>
          </draw:text-box>
        </draw:frame>
        <draw:frame draw:name="Inhaltsplatzhalter 2" presentation:style-name="pr7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6">Kimball: 600 pages + 500 pages + 600 pages</text:span></text:p>
              </text:list-item>
              <text:list-item>
                <text:p text:style-name="P9"><text:span text:style-name="T6">Linstedt: 650 pages + hundreds of references to additional sources</text:span></text:p>
              </text:list-item>
              <text:list-item>
                <text:p text:style-name="P9"><text:span text:style-name="T6">And then the actual tools (eg Talend, Informatica, Pentaho, Attunity, MSoft, Oracle)</text:span></text:p>
              </text:list-item>
              <text:list-item>
                <text:p text:style-name="P9"><text:span text:style-name="T6">And "soft skills"</text:span></text:p>
              </text:list-item>
              <text:list-item>
                <text:p text:style-name="P9"><text:span text:style-name="T6">And then real-life practice</text:span></text:p>
              </text:list-item>
              <text:list-item>
                <text:p text:style-name="P9"><text:span text:style-name="T6">Kimball: "A data warehouse architect should be half DBA and half MBA"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mensional Modelling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</text:span><text:span text:style-name="T1">m</text:span><text:span text:style-name="T1">en</text:span><text:span text:style-name="T1">sio</text:span><text:span text:style-name="T1">nal </text:span><text:span text:style-name="T1">M</text:span><text:span text:style-name="T1">od</text:span><text:span text:style-name="T1">elli</text:span><text:span text:style-name="T1">ng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Relational normal forms not optimal for reporti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too complex to understand</text:span></text:p>
                  </text:list-item>
                  <text:list-item>
                    <text:p text:style-name="P8"><text:span text:style-name="T5">too slow to execute</text:span></text:p>
                  </text:list-item>
                </text:list>
              </text:list-item>
              <text:list-item>
                <text:p text:style-name="P8"><text:span text:style-name="T5">Data can be split into two categories</text:span></text:p>
                <text:list>
                  <text:list-item>
                    <text:p text:style-name="P8"><text:span text:style-name="T5">dimensions: bounded size, enumerable (opt. governance)</text:span></text:p>
                  </text:list-item>
                  <text:list-item>
                    <text:p text:style-name="P8"><text:span text:style-name="T5">facts: unbounded, often "events", continuous values</text:span></text:p>
                  </text:list-item>
                </text:list>
              </text:list-item>
              <text:list-item>
                <text:p text:style-name="P8"><text:span text:style-name="T5">Report over facts, grouped and filtered by dimensions</text:span></text:p>
                <text:list>
                  <text:list-item>
                    <text:p text:style-name="P8"><text:span text:style-name="T5">simple to understand</text:span></text:p>
                  </text:list-item>
                  <text:list-item>
                    <text:p text:style-name="P8"><text:span text:style-name="T5">tool support ("drill down", etc)</text:span></text:p>
                  </text:list-item>
                </text:list>
              </text:list-item>
              <text:list-item>
                <text:p text:style-name="P8"><text:span text:style-name="T5">Representations</text:span></text:p>
                <text:list>
                  <text:list-item>
                    <text:p text:style-name="P8"><text:span text:style-name="T5">denormalized "star" schema</text:span></text:p>
                  </text:list-item>
                  <text:list-item>
                    <text:p text:style-name="P8"><text:span text:style-name="T5">or multidimens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B Types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B </text:span><text:span text:style-name="T1">Ty</text:span><text:span text:style-name="T1">pe</text:span><text:span text:style-name="T1">s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elational (SQL etc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but column-oriented</text:span></text:p>
                  </text:list-item>
                  <text:list-item>
                    <text:p text:style-name="P9"><text:span text:style-name="T6">with fewer constraints than operational DBs</text:span></text:p>
                  </text:list-item>
                </text:list>
              </text:list-item>
              <text:list-item>
                <text:p text:style-name="P6"><text:span text:style-name="T3">or multidimensional (MDX etc)</text:span></text:p>
                <text:list>
                  <text:list-item>
                    <text:p text:style-name="P9"><text:span text:style-name="T6">stored as MOLAP, ROLAP, or HOLAP</text:span></text:p>
                  </text:list-item>
                </text:list>
              </text:list-item>
              <text:list-item>
                <text:p text:style-name="P6"><text:span text:style-name="T3">but not document-dbs</text:span></text:p>
              </text:list-item>
              <text:list-item>
                <text:p text:style-name="P6"><text:span text:style-name="T3">or graph-dbs (though see datavault)</text:span></text:p>
              </text:list-item>
              <text:list-item>
                <text:p text:style-name="P6"><text:span text:style-name="T3">not sure about "time series" DBs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endent or Federated Marts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</text:span><text:span text:style-name="T1">pe</text:span><text:span text:style-name="T1">nd</text:span><text:span text:style-name="T1">en</text:span><text:span text:style-name="T1">t </text:span><text:span text:style-name="T1">or </text:span><text:span text:style-name="T1">Fe</text:span><text:span text:style-name="T1">de</text:span><text:span text:style-name="T1">rat</text:span><text:span text:style-name="T1">ed </text:span><text:span text:style-name="T1">M</text:span><text:span text:style-name="T1">art</text:span><text:span text:style-name="T1">s</text:span></text:p>
          </draw:text-box>
        </draw:frame>
        <draw:custom-shape draw:name="Abgerundetes Rechteck 3" draw:style-name="gr2" draw:text-style-name="P11" draw:layer="layout" svg:width="3.185cm" svg:height="2.539cm" svg:x="5.674cm" svg:y="6.376cm">
          <text:p text:style-name="P10"><text:span text:style-name="T7">ETL</text:span><text:span text:style-name="T7"><text:line-break/></text:span><text:span text:style-name="T7">(staging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" draw:style-name="gr2" draw:text-style-name="P11" draw:layer="layout" svg:width="2.539cm" svg:height="2.539cm" svg:x="10.511cm" svg:y="6.217cm">
          <text:p text:style-name="P10"><text:span text:style-name="T7">DWH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" draw:style-name="gr2" draw:text-style-name="P11" draw:layer="layout" svg:width="2.539cm" svg:height="1.084cm" svg:x="19.109cm" svg:y="5.291cm">
          <text:p text:style-name="P10"><text:span text:style-name="T8">M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echseck 8" draw:style-name="gr2" draw:text-style-name="P11" draw:layer="layout" svg:width="2.17cm" svg:height="1.135cm" svg:x="1.319cm" svg:y="5.081cm">
          <text:p text:style-name="P10"><text:span text:style-name="T9">Source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9" draw:style-name="gr2" draw:text-style-name="P11" draw:layer="layout" svg:width="2.17cm" svg:height="1.135cm" svg:x="1.319cm" svg:y="7.103cm">
          <text:p text:style-name="P10"><text:span text:style-name="T9">Source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0" draw:style-name="gr2" draw:text-style-name="P11" draw:layer="layout" svg:width="2.17cm" svg:height="1.135cm" svg:x="1.381cm" svg:y="9.106cm">
          <text:p text:style-name="P10"><text:span text:style-name="T9">Source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Abgerundetes Rechteck 11" draw:style-name="gr2" draw:text-style-name="P11" draw:layer="layout" svg:width="2.539cm" svg:height="1.084cm" svg:x="19.116cm" svg:y="6.72cm">
          <text:p text:style-name="P10"><text:span text:style-name="T8">M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2" draw:style-name="gr2" draw:text-style-name="P11" draw:layer="layout" svg:width="2.539cm" svg:height="1.084cm" svg:x="19.116cm" svg:y="8.18cm">
          <text:p text:style-name="P10"><text:span text:style-name="T8">M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streifter Pfeil nach rechts 13" draw:style-name="gr3" draw:text-style-name="P11" draw:layer="layout" svg:width="1.553cm" svg:height="0.912cm" svg:x="3.898cm" svg:y="7.103cm">
          <text:p text:style-name="P10"><text:span text:style-name="T7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Gestreifter Pfeil nach rechts 14" draw:style-name="gr3" draw:text-style-name="P11" draw:layer="layout" svg:width="1.246cm" svg:height="0.912cm" svg:x="9.088cm" svg:y="7.103cm">
          <text:p text:style-name="P10"><text:span text:style-name="T7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Gestreifter Pfeil nach rechts 15" draw:style-name="gr3" draw:text-style-name="P11" draw:layer="layout" svg:width="1.258cm" svg:height="0.912cm" svg:x="17.613cm" svg:y="6.893cm">
          <text:p text:style-name="P10"><text:span text:style-name="T7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Abgerundetes Rechteck 18" draw:style-name="gr2" draw:text-style-name="P11" draw:layer="layout" svg:width="2.539cm" svg:height="1.084cm" svg:x="11.675cm" svg:y="12.472cm">
          <text:p text:style-name="P10"><text:span text:style-name="T8">M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echseck 19" draw:style-name="gr2" draw:text-style-name="P11" draw:layer="layout" svg:width="2.17cm" svg:height="1.135cm" svg:x="1.552cm" svg:y="11.918cm">
          <text:p text:style-name="P10"><text:span text:style-name="T9">Source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2" draw:text-style-name="P11" draw:layer="layout" svg:width="2.17cm" svg:height="1.135cm" svg:x="1.552cm" svg:y="13.94cm">
          <text:p text:style-name="P10"><text:span text:style-name="T9">Source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1" draw:style-name="gr2" draw:text-style-name="P11" draw:layer="layout" svg:width="2.17cm" svg:height="1.135cm" svg:x="1.614cm" svg:y="15.943cm">
          <text:p text:style-name="P10"><text:span text:style-name="T9">Source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Abgerundetes Rechteck 22" draw:style-name="gr2" draw:text-style-name="P11" draw:layer="layout" svg:width="2.539cm" svg:height="1.084cm" svg:x="11.682cm" svg:y="13.901cm">
          <text:p text:style-name="P10"><text:span text:style-name="T8">M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23" draw:style-name="gr2" draw:text-style-name="P11" draw:layer="layout" svg:width="2.539cm" svg:height="1.084cm" svg:x="11.682cm" svg:y="15.361cm">
          <text:p text:style-name="P10"><text:span text:style-name="T8">M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streifter Pfeil nach rechts 24" draw:style-name="gr3" draw:text-style-name="P11" draw:layer="layout" svg:width="1.553cm" svg:height="0.912cm" svg:x="4.131cm" svg:y="13.94cm">
          <text:p text:style-name="P10"><text:span text:style-name="T7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Gestreifter Pfeil nach rechts 26" draw:style-name="gr3" draw:text-style-name="P11" draw:layer="layout" svg:width="1.553cm" svg:height="0.912cm" svg:x="9.336cm" svg:y="14.074cm">
          <text:p text:style-name="P10"><text:span text:style-name="T7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Geschweifte Klammer rechts 27" draw:style-name="gr4" draw:text-style-name="P12" draw:layer="layout" svg:width="1.137cm" svg:height="4.352cm" svg:x="15.536cm" svg:y="12.301cm">
          <text:p text:style-name="P10"><text:span text:style-name="T10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8" draw:style-name="gr5" draw:text-style-name="P12" draw:layer="layout" svg:width="3.601cm" svg:height="2.537cm" svg:x="17.847cm" svg:y="12.855cm">
          <text:p text:style-name="P13"><text:span text:style-name="T10">Implicit</text:span><text:span text:style-name="T10"><text:line-break/></text:span><text:span text:style-name="T10">Enterprise</text:span><text:span text:style-name="T10"><text:line-break/></text:span><text:span text:style-name="T10">DW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5" draw:text-style-name="P12" draw:layer="layout" svg:width="5.673cm" svg:height="0.927cm" svg:x="10.175cm" svg:y="17.078cm">
          <text:p text:style-name="P13"><text:span text:style-name="T11">(compatible schem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30" draw:style-name="gr2" draw:text-style-name="P11" draw:layer="layout" svg:width="2.984cm" svg:height="2.539cm" svg:x="5.875cm" svg:y="13.286cm">
          <text:p text:style-name="P10"><text:span text:style-name="T7">ETL</text:span><text:span text:style-name="T7"><text:line-break/></text:span><text:span text:style-name="T7">(staging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31" draw:style-name="gr5" draw:text-style-name="P12" draw:layer="layout" svg:width="6.793cm" svg:height="1.775cm" svg:x="6.944cm" svg:y="3.938cm">
          <text:p text:style-name="P13"><text:span text:style-name="T10">Dependent Marts</text:span></text:p>
          <text:p text:style-name="P13"><text:span text:style-name="T10">(Linstedt/Inma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5" draw:text-style-name="P12" draw:layer="layout" svg:width="5.738cm" svg:height="1.775cm" svg:x="6.658cm" svg:y="10.332cm">
          <text:p text:style-name="P13"><text:span text:style-name="T10">Federated Marts</text:span></text:p>
          <text:p text:style-name="P13"><text:span text:style-name="T10">(Kimba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34" draw:style-name="gr2" draw:text-style-name="P11" draw:layer="layout" svg:width="2.593cm" svg:height="2.539cm" svg:x="14.81cm" svg:y="6.245cm">
          <text:p text:style-name="P10"><text:span text:style-name="T7">ETL</text:span><text:span text:style-name="T7"><text:line-break/></text:span><text:span text:style-name="T7">(pt 2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streifter Pfeil nach rechts 35" draw:style-name="gr3" draw:text-style-name="P11" draw:layer="layout" svg:width="1.304cm" svg:height="0.912cm" svg:x="13.301cm" svg:y="7.103cm">
          <text:p text:style-name="P10"><text:span text:style-name="T7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imball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i</text:span><text:span text:style-name="T1">m</text:span><text:span text:style-name="T1">bal</text:span><text:span text:style-name="T1">l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ata Mart: for subset of users or use-cases</text:span></text:p>
              </text:list-item>
              <text:list-item>
                <text:p text:style-name="P6"><text:span text:style-name="T3">Data Warehouse: federation of data marts</text:span></text:p>
              </text:list-item>
              <text:list-item>
                <text:p text:style-name="P6"><text:span text:style-name="T3">Coordinated ETL (maybe centralized)</text:span></text:p>
              </text:list-item>
              <text:list-item>
                <text:p text:style-name="P6"><text:span text:style-name="T3">Master Data Management</text:span></text:p>
              </text:list-item>
              <text:list-item>
                <text:p text:style-name="P6"><text:span text:style-name="T3">Conformed Dimensio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supports drill-acro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man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</text:span><text:span text:style-name="T1">m</text:span><text:span text:style-name="T1">an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Led the idea that operational db != analytic db</text:span></text:p>
              </text:list-item>
              <text:list-item>
                <text:p text:style-name="P6"><text:span text:style-name="T3">Introduced ETL</text:span></text:p>
              </text:list-item>
              <text:list-item>
                <text:p text:style-name="P6"><text:span text:style-name="T3">But badly outdated</text:span></text:p>
              </text:list-item>
              <text:list-item>
                <text:p text:style-name="P6"><text:span text:style-name="T3">Data marts are dependent/derived</text:span></text:p>
              </text:list-item>
              <text:list-item>
                <text:p text:style-name="P6"><text:span text:style-name="T3">Dimensional modelling used in marts</text:span></text:p>
              </text:list-item>
              <text:list-item>
                <text:p text:style-name="P6"><text:span text:style-name="T3">Normal form used in DWH c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stedt (Data Vault)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in</text:span><text:span text:style-name="T1">ste</text:span><text:span text:style-name="T1">dt </text:span><text:span text:style-name="T1">(D</text:span><text:span text:style-name="T1">at</text:span><text:span text:style-name="T1">a </text:span><text:span text:style-name="T1">Va</text:span><text:span text:style-name="T1">ult</text:span><text:span text:style-name="T1">)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Centralized DWH with dependent marts (like Inman)</text:span></text:p>
              </text:list-item>
              <text:list-item>
                <text:p text:style-name="P6"><text:span text:style-name="T3">Data marts usually dimensional (like Kimball)</text:span></text:p>
              </text:list-item>
              <text:list-item>
                <text:p text:style-name="P6"><text:span text:style-name="T3">Data Vault is actually an intermediate format; not intended for user queries</text:span></text:p>
              </text:list-item>
              <text:list-item>
                <text:p text:style-name="P6"><text:span text:style-name="T3">Store all the data, not just the good stuff</text:span></text:p>
              </text:list-item>
              <text:list-item>
                <text:p text:style-name="P6"><text:span text:style-name="T3">Makes multiple sources of data referencing same entity easy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Data Models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</text:span><text:span text:style-name="T1">a</text:span><text:span text:style-name="T1">m</text:span><text:span text:style-name="T1">pl</text:span><text:span text:style-name="T1">e </text:span><text:span text:style-name="T1">Da</text:span><text:span text:style-name="T1">ta </text:span><text:span text:style-name="T1">M</text:span><text:span text:style-name="T1">od</text:span><text:span text:style-name="T1">els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6">Simple normal, dimensional, and vault model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Dimensions: "who, what, where, when, why, or how"</text:span></text:p>
                  </text:list-item>
                  <text:list-item>
                    <text:p text:style-name="P8"><text:span text:style-name="T5">Facts: events, snapshots, measures, append-only. Foreign keys never point to facts.</text:span></text:p>
                  </text:list-item>
                  <text:list-item>
                    <text:p text:style-name="P8"><text:span text:style-name="T5">Vault: hubs, links, satellites (graph-like)</text:span></text:p>
                  </text:list-item>
                </text:list>
              </text:list-item>
              <text:list-item>
                <text:p text:style-name="P9"><text:span text:style-name="T6">Slowly changing dimension types 1,2,3,etc</text:span></text:p>
              </text:list-item>
              <text:list-item>
                <text:p text:style-name="P9"><text:span text:style-name="T6">Generating dimensional models directly from ETL (Kimball)</text:span></text:p>
              </text:list-item>
              <text:list-item>
                <text:p text:style-name="P9"><text:span text:style-name="T6">Generating dimensional models from vault for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ter Data Management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</text:span><text:span text:style-name="T1">ast</text:span><text:span text:style-name="T1">er </text:span><text:span text:style-name="T1">Da</text:span><text:span text:style-name="T1">ta </text:span><text:span text:style-name="T1">M</text:span><text:span text:style-name="T1">an</text:span><text:span text:style-name="T1">ag</text:span><text:span text:style-name="T1">e</text:span><text:span text:style-name="T1">m</text:span><text:span text:style-name="T1">en</text:span><text:span text:style-name="T1">t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Central org-wide official versions</text:span></text:p>
              </text:list-item>
              <text:list-item>
                <text:p text:style-name="P6"><text:span text:style-name="T3">With data stewards</text:span></text:p>
              </text:list-item>
              <text:list-item>
                <text:p text:style-name="P6"><text:span text:style-name="T3">Version Control</text:span></text:p>
              </text:list-item>
              <text:list-item>
                <text:p text:style-name="P6"><text:span text:style-name="T3">Schema Management</text:span></text:p>
              </text:list-item>
              <text:list-item>
                <text:p text:style-name="P6"><text:span text:style-name="T3">Push to users</text:span></text:p>
              </text:list-item>
              <text:list-item>
                <text:p text:style-name="P6"><text:span text:style-name="T3">Local extensions possible</text:span></text:p>
              </text:list-item>
              <text:list-item>
                <text:p text:style-name="P6"><text:span text:style-name="T3">Possibly use DWH as migration path to MD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L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T</text:span><text:span text:style-name="T1">L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Always complex, lots of details</text:span></text:p>
              </text:list-item>
              <text:list-item>
                <text:p text:style-name="P6"><text:span text:style-name="T3">No complete tools for ETL, only partial solns</text:span></text:p>
              </text:list-item>
              <text:list-item>
                <text:p text:style-name="P6"><text:span text:style-name="T3">Delta generation tricky</text:span></text:p>
              </text:list-item>
              <text:list-item>
                <text:p text:style-name="P6"><text:span text:style-name="T3">Change data capture desirable</text:span></text:p>
              </text:list-item>
              <text:list-item>
                <text:p text:style-name="P6"><text:span text:style-name="T3">Real-time feeds sometimes needed</text:span></text:p>
              </text:list-item>
              <text:list-item>
                <text:p text:style-name="P6"><text:span text:style-name="T3">Normalizing and the danger of data loss..</text:span></text:p>
              </text:list-item>
              <text:list-item>
                <text:p text:style-name="P6"><text:span text:style-name="T3">Audit-trails, logging, line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e on Dimensional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</text:span><text:span text:style-name="T1">or</text:span><text:span text:style-name="T1">e </text:span><text:span text:style-name="T1">on </text:span><text:span text:style-name="T1">Di</text:span><text:span text:style-name="T1">m</text:span><text:span text:style-name="T1">en</text:span><text:span text:style-name="T1">sio</text:span><text:span text:style-name="T1">nal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epresenting Hierarchies</text:span></text:p>
              </text:list-item>
              <text:list-item>
                <text:p text:style-name="P6"><text:span text:style-name="T3">Snapshots</text:span></text:p>
              </text:list-item>
              <text:list-item>
                <text:p text:style-name="P6"><text:span text:style-name="T3">Accumulating Snapshots</text:span></text:p>
              </text:list-item>
              <text:list-item>
                <text:p text:style-name="P6"><text:span text:style-name="T3">Slowly changing dimensions</text:span></text:p>
              </text:list-item>
              <text:list-item>
                <text:p text:style-name="P6"><text:span text:style-name="T3">Handing changing schemas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her Issues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t</text:span><text:span text:style-name="T1">he</text:span><text:span text:style-name="T1">r </text:span><text:span text:style-name="T1">Iss</text:span><text:span text:style-name="T1">ue</text:span><text:span text:style-name="T1">s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Data Quality Management</text:span></text:p>
              </text:list-item>
              <text:list-item>
                <text:p text:style-name="P6"><text:span text:style-name="T3">Purging/archiving old data</text:span></text:p>
              </text:list-item>
              <text:list-item>
                <text:p text:style-name="P6"><text:span text:style-name="T3">Data catalogs / Data governance</text:span></text:p>
              </text:list-item>
              <text:list-item>
                <text:p text:style-name="P6"><text:span text:style-name="T3">GDPR and privacy</text:span></text:p>
              </text:list-item>
              <text:list-item>
                <text:p text:style-name="P6"><text:span text:style-name="T3">Distributed systems and scalability</text:span></text:p>
              </text:list-item>
              <text:list-item>
                <text:p text:style-name="P6"><text:span text:style-name="T3">Handling non-tabular input data (eg xml)</text:span></text:p>
              </text:list-item>
              <text:list-item>
                <text:p text:style-name="P6"><text:span text:style-name="T3">Real-time data</text:span></text:p>
              </text:list-item>
              <text:list-item>
                <text:p text:style-name="P6"><text:span text:style-name="T3">Config-driven E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ehouses on Big Data" draw:style-name="dp1" draw:master-page-name="Titel_20_und_20_Inhalt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ar</text:span><text:span text:style-name="T1">eho</text:span><text:span text:style-name="T1">uses </text:span><text:span text:style-name="T1">on </text:span><text:span text:style-name="T1">Big </text:span><text:span text:style-name="T1">Data</text:span></text:p>
          </draw:text-box>
        </draw:frame>
        <draw:frame draw:name="Inhaltsplatzhalter 2" presentation:style-name="pr5" draw:text-style-name="P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Issues with DataVault/Dimensional and tools like BigQuery</text:span></text:p>
              </text:list-item>
              <text:list-item>
                <text:p text:style-name="P6"><text:span text:style-name="T3">No cloud multidimensional stor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cloud systems claim "OLAP support" but are not multidimensional</text:span></text:p>
                  </text:list-item>
                  <text:list-item>
                    <text:p text:style-name="P9"><text:span text:style-name="T6">but see Apache Kylin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Ma</text:span><text:span text:style-name="MT1">ste</text:span><text:span text:style-name="MT1">rtit</text:span><text:span text:style-name="MT1">elf</text:span><text:span text:style-name="MT1">or</text:span><text:span text:style-name="MT1">ma</text:span><text:span text:style-name="MT1">t </text:span><text:span text:style-name="MT1">be</text:span><text:span text:style-name="MT1">arb</text:span><text:span text:style-name="MT1">eit</text:span><text:span text:style-name="MT1">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12-09">12/9/18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Master</text:span><text:span text:style-name="MT1">titelfor</text:span><text:span text:style-name="MT1">mat </text:span><text:span text:style-name="MT1">bearbei</text:span><text:span text:style-name="MT1">ten</text:span></text:p>
        </draw:text-box>
      </draw:frame>
      <draw:frame draw:name="Inhaltsplatzhalt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12-09">12/9/18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 Introduction to Data Warehousing</dc:title>
    <meta:initial-creator>Simon</meta:initial-creator>
    <meta:editing-cycles>58</meta:editing-cycles>
    <meta:creation-date>2018-10-23T14:06:09</meta:creation-date>
    <dc:date>2018-12-09T13:11:06.390359706</dc:date>
    <meta:editing-duration>PT2M10S</meta:editing-duration>
    <meta:generator>LibreOffice/6.0.6.2$Linux_X86_64 LibreOffice_project/00m0$Build-2</meta:generator>
    <meta:document-statistic meta:object-count="134"/>
    <meta:user-defined meta:name="AppVersion">14.0000</meta:user-defined>
    <meta:user-defined meta:name="Company">UM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